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text-properties style:font-name="Liberation Serif" fo:font-size="13pt" style:text-underline-style="solid" style:text-underline-width="auto" style:text-underline-color="font-color" fo:font-weight="bold" officeooo:rsid="000d51c6" officeooo:paragraph-rsid="000d51c6" style:font-size-asian="13pt" style:font-weight-asian="bold" style:font-size-complex="13pt" style:font-weight-complex="bold"/>
    </style:style>
    <style:style style:name="P2" style:family="paragraph" style:parent-style-name="Standard">
      <style:paragraph-properties fo:margin-left="0cm" fo:margin-right="0cm" fo:margin-top="0cm" fo:margin-bottom="0cm" loext:contextual-spacing="false" fo:text-indent="0cm" style:auto-text-indent="false"/>
      <style:text-properties style:font-name="Liberation Serif" fo:font-size="13pt" style:text-underline-style="solid" style:text-underline-width="auto" style:text-underline-color="font-color" fo:font-weight="bold" officeooo:rsid="000d51c6" officeooo:paragraph-rsid="000d51c6" style:font-size-asian="13pt" style:font-weight-asian="bold" style:font-size-complex="13pt" style:font-weight-complex="bold" loext:padding="0cm" loext:border="none"/>
    </style:style>
    <style:style style:name="P3" style:family="paragraph" style:parent-style-name="Standard">
      <style:paragraph-properties fo:margin-left="0cm" fo:margin-right="0cm" fo:margin-top="0cm" fo:margin-bottom="0cm" loext:contextual-spacing="false" fo:text-indent="0cm" style:auto-text-indent="false"/>
      <style:text-properties style:font-name="Liberation Serif" fo:font-size="13pt" style:text-underline-style="none" fo:font-weight="normal" officeooo:rsid="000d51c6" officeooo:paragraph-rsid="000d51c6" style:font-size-asian="13pt" style:font-weight-asian="normal" style:font-size-complex="13pt" style:font-weight-complex="normal" loext:padding="0cm" loext:border="none"/>
    </style:style>
    <style:style style:name="P4" style:family="paragraph" style:parent-style-name="Standard">
      <style:paragraph-properties fo:margin-left="0cm" fo:margin-right="0cm" fo:margin-top="0cm" fo:margin-bottom="0cm" loext:contextual-spacing="false" fo:text-indent="0cm" style:auto-text-indent="false"/>
      <style:text-properties style:font-name="Liberation Serif" fo:font-size="13pt" style:font-size-asian="13pt" style:font-size-complex="13pt" loext:padding="0cm" loext:border="none"/>
    </style:style>
    <style:style style:name="P5"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erif" fo:font-size="13pt" fo:font-weight="bold" officeooo:rsid="000d51c6" officeooo:paragraph-rsid="000d51c6" style:font-size-asian="13pt" style:font-weight-asian="bold" style:font-size-complex="13pt" style:font-weight-complex="bold" loext:padding="0cm" loext:border="none"/>
    </style:style>
    <style:style style:name="T1" style:family="text">
      <style:text-properties style:text-underline-style="none" fo:font-weight="normal" style:font-weight-asian="normal" style:font-weight-complex="normal" loext:padding="0cm" loext:border="none"/>
    </style:style>
    <style:style style:name="T2" style:family="text">
      <style:text-properties fo:font-weight="normal" style:font-weight-asian="normal" style:font-weight-complex="normal"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R 411 – Description Abstract</text:p>
      <text:p text:style-name="P3"/>
      <text:p text:style-name="P1"><text:span text:style-name="T2">Project Title:</text:span><text:span text:style-name="T1"> Privacy and IoT’s Battle Royale</text:span></text:p>
      <text:p text:style-name="P1"><text:span text:style-name="T2">Proposed Topic Area:</text:span><text:span text:style-name="T1"> Relationship between Privacy and IoT(Smart Home)</text:span></text:p>
      <text:p text:style-name="P1"><text:span text:style-name="T2">Keywords:</text:span><text:span text:style-name="T1"> Privacy, IoT, ownership laws</text:span></text:p>
      <text:p text:style-name="P4"/>
      <text:p text:style-name="P4">The prevalent increase of Internet of Things(IoT) comes with an increase in the concern of their privacy. IoT used as part of a smart home such as Alexa and smart refrigerators, for example, brings similar privacy concerns. Thus, resulting in discussions about how the companies should regulate the data collection and how to ensure the security of their products. Just as with any problem, the tradeoff between privacy and security brings along constraints. Given the research currently being done in this area, there are some designs to mitigate the risks via transparency and open access. But, the line between the ownership of data is still blurred between the consumer and the company. As the number of IoTs is predicted to reach 75.44 billion by 2025, new changes need to be made to adapt to this technological-centric society.</text:p>
      <text:p text:style-name="P4"/>
      <text:p text:style-name="P5">Airi Chow (2020-06-1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17T10:47:12.253980326</meta:creation-date>
    <dc:date>2020-06-17T10:53:41.266301871</dc:date>
    <meta:editing-duration>PT4M31S</meta:editing-duration>
    <meta:editing-cycles>2</meta:editing-cycles>
    <meta:generator>LibreOffice/6.4.2.2$MacOSX_X86_64 LibreOffice_project/4e471d8c02c9c90f512f7f9ead8875b57fcb1ec3</meta:generator>
    <meta:document-statistic meta:table-count="0" meta:image-count="0" meta:object-count="0" meta:page-count="1" meta:paragraph-count="6" meta:word-count="165" meta:character-count="1039" meta:non-whitespace-character-count="879"/>
  </office:meta>
</office:document-meta>
</file>